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94cm" fo:min-width="0.1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1.0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63cm" svg:y1="2.975cm" svg:x2="7.462cm" svg:y2="5.245cm">
          <text:p/>
        </draw:line>
        <draw:line draw:style-name="gr1" draw:text-style-name="P1" draw:layer="layout" svg:x1="11.174cm" svg:y1="5.141cm" svg:x2="9.342cm" svg:y2="2.975cm">
          <text:p/>
        </draw:line>
        <draw:custom-shape draw:style-name="gr2" draw:text-style-name="P2" draw:layer="layout" svg:width="0.91cm" svg:height="0.91cm" svg:x="8.837cm" svg:y="2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258cm" svg:y1="5.515cm" svg:x2="5.557cm" svg:y2="7.785cm">
          <text:p/>
        </draw:line>
        <draw:custom-shape draw:style-name="gr2" draw:text-style-name="P2" draw:layer="layout" svg:width="0.91cm" svg:height="0.91cm" svg:x="5.12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cm" svg:height="0.91cm" svg:x="7.03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68cm" svg:y1="5.645cm" svg:x2="9.267cm" svg:y2="7.915cm">
          <text:p/>
        </draw:line>
        <draw:line draw:style-name="gr1" draw:text-style-name="P1" draw:layer="layout" svg:x1="12.979cm" svg:y1="7.811cm" svg:x2="11.147cm" svg:y2="5.645cm">
          <text:p/>
        </draw:line>
        <draw:custom-shape draw:style-name="gr2" draw:text-style-name="P2" draw:layer="layout" svg:width="0.91cm" svg:height="0.91cm" svg:x="12.372cm" svg:y="7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cm" svg:height="0.91cm" svg:x="8.837cm" svg:y="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cm" svg:height="0.91cm" svg:x="10.56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24cm" svg:height="1.719cm" svg:x="8.901cm" svg:y="2.17cm">
          <draw:text-box>
            <text:p>5</text:p>
          </draw:text-box>
        </draw:frame>
        <draw:frame draw:style-name="gr3" draw:text-style-name="P3" draw:layer="layout" svg:width="1.524cm" svg:height="1.719cm" svg:x="7.096cm" svg:y="4.778cm">
          <draw:text-box>
            <text:p>3</text:p>
          </draw:text-box>
        </draw:frame>
        <draw:frame draw:style-name="gr3" draw:text-style-name="P3" draw:layer="layout" svg:width="1.524cm" svg:height="1.719cm" svg:x="5.191cm" svg:y="7.35cm">
          <draw:text-box>
            <text:p>1</text:p>
          </draw:text-box>
        </draw:frame>
        <draw:frame draw:style-name="gr3" draw:text-style-name="P3" draw:layer="layout" svg:width="1.524cm" svg:height="1.719cm" svg:x="10.625cm" svg:y="4.81cm">
          <draw:text-box>
            <text:p>9</text:p>
          </draw:text-box>
        </draw:frame>
        <draw:frame draw:style-name="gr3" draw:text-style-name="P3" draw:layer="layout" svg:width="1.524cm" svg:height="1.719cm" svg:x="8.837cm" svg:y="7.536cm">
          <draw:text-box>
            <text:p>7</text:p>
          </draw:text-box>
        </draw:frame>
        <draw:frame draw:style-name="gr3" draw:text-style-name="P5" draw:layer="layout" svg:width="1.524cm" svg:height="1.719cm" svg:x="12.393cm" svg:y="7.45cm">
          <draw:text-box>
            <text:p text:style-name="P4"><text:span text:style-name="T1">1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4T00:08:50.241562333</meta:creation-date>
    <dc:date>2022-12-24T00:15:41.006460230</dc:date>
    <meta:editing-duration>PT6M51S</meta:editing-duration>
    <meta:editing-cycles>1</meta:editing-cycles>
    <meta:document-statistic meta:object-count="17"/>
    <meta:generator>LibreOffice/7.0.4.2$Linux_X86_64 LibreOffice_project/00$Build-2</meta:generator>
  </office:meta>
</office:document-meta>
</file>